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5-06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5-04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5-02-2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12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10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08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06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04-2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4-02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12-2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10-1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08-2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06-2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04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03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1804" calcext:value-type="float">
            <text:p>2232.2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3-01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757792" calcext:value-type="float">
            <text:p>2231.7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10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7.322952" calcext:value-type="float">
            <text:p>2227.3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8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9.371208" calcext:value-type="float">
            <text:p>2229.3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6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9.996048" calcext:value-type="float">
            <text:p>2229.9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266" calcext:value-type="float">
            <text:p>2232.1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75368" calcext:value-type="float">
            <text:p>2232.1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88144" calcext:value-type="float">
            <text:p>2232.2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3328" calcext:value-type="float">
            <text:p>2232.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79" calcext:value-type="float">
            <text:p>2232.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11944" calcext:value-type="float">
            <text:p>2232.2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14992" calcext:value-type="float">
            <text:p>2232.2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66224" calcext:value-type="float">
            <text:p>2232.1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50984" calcext:value-type="float">
            <text:p>2232.1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74656" calcext:value-type="float">
            <text:p>2232.5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74656" calcext:value-type="float">
            <text:p>2232.5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62464" calcext:value-type="float">
            <text:p>2232.5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5888" calcext:value-type="float">
            <text:p>2232.5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19792" calcext:value-type="float">
            <text:p>2232.5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98456" calcext:value-type="float">
            <text:p>2232.4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5888" calcext:value-type="float">
            <text:p>2232.5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35032" calcext:value-type="float">
            <text:p>2232.5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44176" calcext:value-type="float">
            <text:p>2232.5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10648" calcext:value-type="float">
            <text:p>2232.5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284" calcext:value-type="float">
            <text:p>2232.5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5888" calcext:value-type="float">
            <text:p>2232.5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5888" calcext:value-type="float">
            <text:p>2232.5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19792" calcext:value-type="float">
            <text:p>2232.5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076" calcext:value-type="float">
            <text:p>2232.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89312" calcext:value-type="float">
            <text:p>2232.4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95408" calcext:value-type="float">
            <text:p>2232.4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67976" calcext:value-type="float">
            <text:p>2232.4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37496" calcext:value-type="float">
            <text:p>2232.4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86264" calcext:value-type="float">
            <text:p>2232.4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86264" calcext:value-type="float">
            <text:p>2232.4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95408" calcext:value-type="float">
            <text:p>2232.4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71024" calcext:value-type="float">
            <text:p>2232.4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4664" calcext:value-type="float">
            <text:p>2232.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28936" calcext:value-type="float">
            <text:p>2232.5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41128" calcext:value-type="float">
            <text:p>2232.5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89896" calcext:value-type="float">
            <text:p>2232.5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50272" calcext:value-type="float">
            <text:p>2232.5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62464" calcext:value-type="float">
            <text:p>2232.5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550272" calcext:value-type="float">
            <text:p>2232.5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95408" calcext:value-type="float">
            <text:p>2232.4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314" calcext:value-type="float">
            <text:p>2232.4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66808" calcext:value-type="float">
            <text:p>2232.2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71736" calcext:value-type="float">
            <text:p>2232.0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86264" calcext:value-type="float">
            <text:p>2232.4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74072" calcext:value-type="float">
            <text:p>2232.4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10064" calcext:value-type="float">
            <text:p>2232.4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40544" calcext:value-type="float">
            <text:p>2232.4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40544" calcext:value-type="float">
            <text:p>2232.4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52736" calcext:value-type="float">
            <text:p>2232.4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28352" calcext:value-type="float">
            <text:p>2232.4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25304" calcext:value-type="float">
            <text:p>2232.4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22256" calcext:value-type="float">
            <text:p>2232.4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0092" calcext:value-type="float">
            <text:p>2232.4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410064" calcext:value-type="float">
            <text:p>2232.4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373488" calcext:value-type="float">
            <text:p>2232.3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37044" calcext:value-type="float">
            <text:p>2232.3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367392" calcext:value-type="float">
            <text:p>2232.3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364344" calcext:value-type="float">
            <text:p>2232.3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336912" calcext:value-type="float">
            <text:p>2232.3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82048" calcext:value-type="float">
            <text:p>2232.2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51568" calcext:value-type="float">
            <text:p>2232.2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72904" calcext:value-type="float">
            <text:p>2232.2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66808" calcext:value-type="float">
            <text:p>2232.2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72904" calcext:value-type="float">
            <text:p>2232.2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51568" calcext:value-type="float">
            <text:p>2232.2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208896" calcext:value-type="float">
            <text:p>2232.2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32696" calcext:value-type="float">
            <text:p>2232.1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4184" calcext:value-type="float">
            <text:p>2232.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32696" calcext:value-type="float">
            <text:p>2232.1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83928" calcext:value-type="float">
            <text:p>2232.0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6564" calcext:value-type="float">
            <text:p>2232.0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26016" calcext:value-type="float">
            <text:p>2232.0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22384" calcext:value-type="float">
            <text:p>2231.9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46184" calcext:value-type="float">
            <text:p>2231.8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09608" calcext:value-type="float">
            <text:p>2231.8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773032" calcext:value-type="float">
            <text:p>2231.7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32696" calcext:value-type="float">
            <text:p>2232.1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23552" calcext:value-type="float">
            <text:p>2232.1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8088" calcext:value-type="float">
            <text:p>2232.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62592" calcext:value-type="float">
            <text:p>2232.0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47352" calcext:value-type="float">
            <text:p>2232.0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35744" calcext:value-type="float">
            <text:p>2232.1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108312" calcext:value-type="float">
            <text:p>2232.1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93072" calcext:value-type="float">
            <text:p>2232.0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74784" calcext:value-type="float">
            <text:p>2232.0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2.038208" calcext:value-type="float">
            <text:p>2232.0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98584" calcext:value-type="float">
            <text:p>2231.9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71152" calcext:value-type="float">
            <text:p>2231.9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742" calcext:value-type="float">
            <text:p>2231.9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16288" calcext:value-type="float">
            <text:p>2231.9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22384" calcext:value-type="float">
            <text:p>2231.9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07144" calcext:value-type="float">
            <text:p>2231.9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901048" calcext:value-type="float">
            <text:p>2231.9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33992" calcext:value-type="float">
            <text:p>2231.8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773032" calcext:value-type="float">
            <text:p>2231.7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742552" calcext:value-type="float">
            <text:p>2231.7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690736" calcext:value-type="float">
            <text:p>2231.6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611488" calcext:value-type="float">
            <text:p>2231.6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672448" calcext:value-type="float">
            <text:p>2231.6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85808" calcext:value-type="float">
            <text:p>2231.8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79712" calcext:value-type="float">
            <text:p>2231.8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64472" calcext:value-type="float">
            <text:p>2231.8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15704" calcext:value-type="float">
            <text:p>2231.8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773032" calcext:value-type="float">
            <text:p>2231.7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681592" calcext:value-type="float">
            <text:p>2231.6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617584" calcext:value-type="float">
            <text:p>2231.6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544432" calcext:value-type="float">
            <text:p>2231.5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47128" calcext:value-type="float">
            <text:p>2231.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459088" calcext:value-type="float">
            <text:p>2231.4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416416" calcext:value-type="float">
            <text:p>2231.4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40216" calcext:value-type="float">
            <text:p>2231.3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122" calcext:value-type="float">
            <text:p>2231.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32952" calcext:value-type="float">
            <text:p>2231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023224" calcext:value-type="float">
            <text:p>2231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794624" calcext:value-type="float">
            <text:p>2230.7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669656" calcext:value-type="float">
            <text:p>2230.6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822056" calcext:value-type="float">
            <text:p>2230.8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755" calcext:value-type="float">
            <text:p>2230.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703184" calcext:value-type="float">
            <text:p>2230.7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687944" calcext:value-type="float">
            <text:p>2230.6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36" calcext:value-type="float">
            <text:p>2231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8172" calcext:value-type="float">
            <text:p>2231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58504" calcext:value-type="float">
            <text:p>2231.3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85352" calcext:value-type="float">
            <text:p>2231.2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6648" calcext:value-type="float">
            <text:p>2231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047608" calcext:value-type="float">
            <text:p>2231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934832" calcext:value-type="float">
            <text:p>2230.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761096" calcext:value-type="float">
            <text:p>2230.7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6788" calcext:value-type="float">
            <text:p>2230.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980552" calcext:value-type="float">
            <text:p>2230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67648" calcext:value-type="float">
            <text:p>2231.3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76792" calcext:value-type="float">
            <text:p>2231.3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85352" calcext:value-type="float">
            <text:p>2231.2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09152" calcext:value-type="float">
            <text:p>2231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08568" calcext:value-type="float">
            <text:p>2231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947024" calcext:value-type="float">
            <text:p>2230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904352" calcext:value-type="float">
            <text:p>2230.9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31072" calcext:value-type="float">
            <text:p>2231.3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312784" calcext:value-type="float">
            <text:p>2231.3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36584" calcext:value-type="float">
            <text:p>2231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200008" calcext:value-type="float">
            <text:p>2231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117712" calcext:value-type="float">
            <text:p>2231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004936" calcext:value-type="float">
            <text:p>2231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889112" calcext:value-type="float">
            <text:p>2230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886064" calcext:value-type="float">
            <text:p>2230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819008" calcext:value-type="float">
            <text:p>2230.8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779384" calcext:value-type="float">
            <text:p>2230.7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657464" calcext:value-type="float">
            <text:p>2230.6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51116" calcext:value-type="float">
            <text:p>2230.5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300848" calcext:value-type="float">
            <text:p>2230.3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066152" calcext:value-type="float">
            <text:p>2230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9.93204" calcext:value-type="float">
            <text:p>2229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9.858888" calcext:value-type="float">
            <text:p>2229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249032" calcext:value-type="float">
            <text:p>2230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26732" calcext:value-type="float">
            <text:p>2230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35876" calcext:value-type="float">
            <text:p>2230.3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331328" calcext:value-type="float">
            <text:p>2230.3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239888" calcext:value-type="float">
            <text:p>2230.2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16064" calcext:value-type="float">
            <text:p>2230.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102728" calcext:value-type="float">
            <text:p>2230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325232" calcext:value-type="float">
            <text:p>2230.3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08-1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9.706488" calcext:value-type="float">
            <text:p>2229.7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0.474584" calcext:value-type="float">
            <text:p>2230.4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104385101</text:p>
          </table:table-cell>
          <table:table-cell office:value-type="string" calcext:value-type="string">
            <text:p>SC01206515DAC TDW17</text:p>
          </table:table-cell>
          <table:table-cell office:value-type="string" calcext:value-type="string">
            <text:p>2021-04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1.861424" calcext:value-type="float">
            <text:p>2231.8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" meta:object-count="0"/>
    <meta:user-defined meta:name="AppVersion">3.0</meta:user-defined>
  </office:meta>
</office:document-meta>
</file>